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3E2000002284BF0B6EA.png" manifest:media-type="image/png"/>
  <manifest:file-entry manifest:full-path="Pictures/100000000000031A000002284CD910ED.png" manifest:media-type="image/png"/>
  <manifest:file-entry manifest:full-path="Pictures/100000000000019000000190A3F2B1A3.jpg" manifest:media-type="image/jpeg"/>
  <manifest:file-entry manifest:full-path="Pictures/100000000000031A00000228477F4AEE.png" manifest:media-type="image/png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6F0F5B92.gif" manifest:media-type="image/gif"/>
  <manifest:file-entry manifest:full-path="Pictures/1000020000000010000000102C10A857.gif" manifest:media-type="image/gif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10000025200000175D86FF677.png" manifest:media-type="image/png"/>
  <manifest:file-entry manifest:full-path="Pictures/100002000000001000000010F0E01055.gif" manifest:media-type="image/gif"/>
  <manifest:file-entry manifest:full-path="Pictures/1000020100000357000002601219E785.png" manifest:media-type="image/png"/>
  <manifest:file-entry manifest:full-path="Pictures/100002000000001000000010D353C998.gif" manifest:media-type="image/gif"/>
  <manifest:file-entry manifest:full-path="Pictures/10000200000000100000001013AC642F.gif" manifest:media-type="image/gif"/>
  <manifest:file-entry manifest:full-path="Pictures/100002000000001000000010CC5209B5.gif" manifest:media-type="image/gif"/>
  <manifest:file-entry manifest:full-path="Pictures/1000020000000010000000103AC92D2B.gif" manifest:media-type="image/gif"/>
  <manifest:file-entry manifest:full-path="Pictures/1000020000000010000000105CDCB473.gif" manifest:media-type="image/gif"/>
  <manifest:file-entry manifest:full-path="Pictures/100002010000019200000137BD95B82C.png" manifest:media-type="image/png"/>
  <manifest:file-entry manifest:full-path="Pictures/1000020000000010000000106FD83235.gif" manifest:media-type="image/gif"/>
  <manifest:file-entry manifest:full-path="Pictures/10000000000003CC000002B3FAFDCA5D.png" manifest:media-type="image/png"/>
  <manifest:file-entry manifest:full-path="Pictures/1000020000000010000000106FFF1202.gif" manifest:media-type="image/gif"/>
  <manifest:file-entry manifest:full-path="Pictures/10000000000002580000014F965C5657.png" manifest:media-type="image/png"/>
  <manifest:file-entry manifest:full-path="Pictures/10000000000003BD000003D83B99D540.png" manifest:media-type="image/png"/>
  <manifest:file-entry manifest:full-path="Pictures/10000000000003CC000002B3250E0DF0.png" manifest:media-type="image/png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100000365000002ADA0B20843.png" manifest:media-type="image/png"/>
  <manifest:file-entry manifest:full-path="Pictures/10000000000003B7000001EB51893ADD.png" manifest:media-type="image/png"/>
  <manifest:file-entry manifest:full-path="Pictures/100000000000011E00000023FD829CE1.png" manifest:media-type="image/png"/>
  <manifest:file-entry manifest:full-path="Pictures/100002010000039300000232CE6B61D7.png" manifest:media-type="image/png"/>
  <manifest:file-entry manifest:full-path="Pictures/10000000000002DA000002DAFB6767E9.png" manifest:media-type="image/png"/>
  <manifest:file-entry manifest:full-path="Pictures/10000201000004970000025E8111B417.png" manifest:media-type="image/png"/>
  <manifest:file-entry manifest:full-path="Pictures/10000000000001E70000013FA9AAF35E.png" manifest:media-type="image/png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2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tyle="normal"/>
    </style:style>
    <style:style style:name="P9" style:family="paragraph">
      <loext:graphic-properties draw:fill="none"/>
      <style:paragraph-properties fo:text-align="center"/>
      <style:text-properties fo:font-style="normal"/>
    </style:style>
    <style:style style:name="P10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1" style:family="paragraph">
      <loext:graphic-properties draw:fill="none"/>
      <style:paragraph-properties fo:text-align="end"/>
    </style:style>
    <style:style style:name="P12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text-properties fo:font-style="italic"/>
    </style:style>
    <style:style style:name="P17" style:family="paragraph">
      <loext:graphic-properties draw:fill="none" draw:fill-color="#ffffff"/>
      <style:paragraph-properties fo:text-align="end"/>
      <style:text-properties fo:color="#000000" fo:font-size="28pt"/>
    </style:style>
    <style:style style:name="P18" style:family="paragraph">
      <loext:graphic-properties draw:fill="none" draw:fill-color="#ffffff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ings start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AH domain (poly-aromatic hydrocarbons)</text:p>
              </text:list-item>
            </text:list>
          </draw:text-box>
        </draw:frame>
        <draw:frame draw:style-name="gr2" draw:text-style-name="P3" draw:layer="layout" svg:width="22.73cm" svg:height="11.722cm" svg:x="2cm" svg:y="6.5cm">
          <draw:image xlink:href="Pictures/10000201000004970000025E8111B417.png" xlink:type="simple" xlink:show="embed" xlink:actuate="onLoad">
            <text:p/>
          </draw:image>
        </draw:frame>
        <draw:frame draw:style-name="gr2" draw:text-style-name="P3" draw:layer="layout" svg:width="8.728cm" svg:height="5.717cm" svg:x="15.772cm" svg:y="6.5cm">
          <draw:image xlink:href="Pictures/10000000000001E70000013FA9AAF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-MS Challen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-dimensional</text:p>
                <text:p>(each GC point has 2-dim MS data attached)</text:p>
              </text:list-item>
              <text:list-item>
                <text:p>Retention time shifts (x-axis, linear and non-linear)</text:p>
              </text:list-item>
              <text:list-item>
                <text:p>Baseline shifts (y-axis)</text:p>
              </text:list-item>
              <text:list-item>
                <text:p>Noise (impurities in samples)</text:p>
              </text:list-item>
              <text:list-item>
                <text:p>Coelution (shoulder peaks)</text:p>
              </text:list-item>
              <text:list-item>
                <text:p>Varying sample rates (x-axis)</text:p>
              </text:list-item>
              <text:list-item>
                <text:p>Hardware problems (detector saturation)</text:p>
              </text:list-item>
              <text:list-item>
                <text:p>Multiple compounds to predict</text:p>
              </text:list-item>
            </text:list>
          </draw:text-box>
        </draw:frame>
        <draw:frame draw:style-name="gr2" draw:text-style-name="P3" draw:layer="layout" svg:width="7.661cm" svg:height="7.661cm" svg:x="18.339cm" svg:y="9.839cm">
          <draw:image xlink:href="Pictures/10000000000002DA000002DAFB6767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xtensive pre-processing</text:p>
              </text:list-item>
              <text:list-item>
                <text:p>Pre-processing/prediction in parallel for various compounds</text:p>
                <text:p>→ Workflow engine, but which on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st workflow systems are “canvas-based”</text:p>
                <text:list>
                  <text:list-item>
                    <text:p>user places operators on canvas</text:p>
                  </text:list-item>
                  <text:list-item>
                    <text:p>manually connects operators</text:p>
                  </text:list-item>
                </text:list>
              </text:list-item>
              <text:list-item>
                <text:p>older system were DAG-based</text:p>
                <text:list>
                  <text:list-item>
                    <text:p>eg using a tree-layout</text:p>
                  </text:list-item>
                </text:list>
              </text:list-item>
              <text:list-item>
                <text:p>following examples</text:p>
                <text:list>
                  <text:list-item>
                    <text:p>cross-validation of classifier on single dataset</text:p>
                  </text:list-item>
                  <text:list-item>
                    <text:p>output of resul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KnowledgeFlow 3.7.13</text:p>
              </text:list-item>
            </text:list>
          </draw:text-box>
        </draw:frame>
        <draw:frame draw:style-name="gr2" draw:text-style-name="P3" draw:layer="layout" svg:width="22.1cm" svg:height="13.575cm" svg:x="2.6cm" svg:y="6.433cm">
          <draw:image xlink:href="Pictures/100002010000039300000232CE6B6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epler 1.0.2</text:p>
              </text:list-item>
            </text:list>
          </draw:text-box>
        </draw:frame>
        <draw:frame draw:style-name="gr2" draw:text-style-name="P3" draw:layer="layout" svg:width="25.161cm" svg:height="12.99cm" svg:x="1.5cm" svg:y="6.51cm">
          <draw:image xlink:href="Pictures/10000000000003B7000001EB51893ADD.png" xlink:type="simple" xlink:show="embed" xlink:actuate="onLoad">
            <text:p/>
          </draw:image>
        </draw:frame>
        <draw:frame draw:style-name="gr2" draw:text-style-name="P3" draw:layer="layout" svg:width="11.586cm" svg:height="6.469cm" svg:x="15.914cm" svg:y="14.5cm">
          <draw:image xlink:href="Pictures/10000000000002580000014F965C56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apidMiner 5.0 (“free” 6.5 is useless)</text:p>
              </text:list-item>
            </text:list>
          </draw:text-box>
        </draw:frame>
        <draw:frame draw:style-name="gr2" draw:text-style-name="P3" draw:layer="layout" svg:width="19.855cm" svg:height="14.115cm" svg:x="3.145cm" svg:y="6.385cm">
          <draw:image xlink:href="Pictures/10000000000003CC000002B3FAFDCA5D.png" xlink:type="simple" xlink:show="embed" xlink:actuate="onLoad">
            <text:p/>
          </draw:image>
        </draw:frame>
        <draw:frame draw:style-name="gr2" draw:text-style-name="P3" draw:layer="layout" svg:width="13.355cm" svg:height="9.494cm" svg:x="17cm" svg:y="12.506cm">
          <draw:image xlink:href="Pictures/10000000000003CC000002B3250E0D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5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IME 3.0.1 (imported from 2.3.1)</text:p>
              </text:list-item>
            </text:list>
          </draw:text-box>
        </draw:frame>
        <draw:frame draw:style-name="gr2" draw:text-style-name="P3" draw:layer="layout" svg:width="18.492cm" svg:height="14.577cm" svg:x="4.5cm" svg:y="6.423cm">
          <draw:image xlink:href="Pictures/1000020100000365000002ADA0B20843.png" xlink:type="simple" xlink:show="embed" xlink:actuate="onLoad">
            <text:p/>
          </draw:image>
        </draw:frame>
        <draw:frame draw:style-name="gr2" draw:text-style-name="P3" draw:layer="layout" svg:width="7.755cm" svg:height="6cm" svg:x="19.5cm" svg:y="6cm">
          <draw:image xlink:href="Pictures/100002010000019200000137BD95B8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item>
                <text:p>Why another workflow?</text:p>
              </text:list-item>
            </text:list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owledgeFlow too WEKA-centric</text:p>
              </text:list-item>
              <text:list-item>
                <text:p>Initial development with Kepler</text:p>
              </text:list-item>
              <text:list-item>
                <text:p>Canvas-based set up is tedious</text:p>
              </text:list-item>
              <text:list-item>
                <text:p>Only minimal subset of functionality necessary</text:p>
                <text:p>(e.g., no grid computing)</text:p>
              </text:list-item>
              <text:list-item>
                <text:p>Primary connection types: 1-to-1 and 1-to-n</text:p>
                <text:p>→ prototype imple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Base modules</text:p>
                <text:list>
                  <text:list-header>
                    <text:p>access, core, compress, event, excel, gnuplot, groovy, imaging (+boofcv, imagej, imagemagick, openimaj), jython, latex, maps, meta, moa, net, odf, osm, pdf, r, random, spreadsheet, timeseries, twitter, visualstats, weka</text:p>
                  </text:list-header>
                </text:list>
              </text:list-item>
              <text:list-item>
                <text:p>Add-ons modules</text:p>
                <text:list>
                  <text:list-header>
                    <text:p>heatmap, image-webservice, jooq, meka, rats, video, webservice, weka-webservice</text:p>
                  </text:list-header>
                </text:list>
              </text:list-item>
              <text:list-item>
                <text:p>Incubator modules</text:p>
                <text:list>
                  <text:list-header>
                    <text:p>nlp, jclouds, openstack, openml, javacv, 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 <text:s text:c="5"/>, tee <text:s text:c="4"/>, if-then-else <text:s text:c="5"/>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5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3" draw:text-style-name="P6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3" draw:text-style-name="P6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3" draw:text-style-name="P6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3" draw:text-style-name="P6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3" draw:layer="layout" svg:width="1.207cm" svg:height="1.207cm" svg:x="9.293cm" svg:y="13.293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3" draw:layer="layout" svg:width="1.207cm" svg:height="1.207cm" svg:x="12.793cm" svg:y="13.293cm">
          <draw:image xlink:href="Pictures/100002000000001000000010CC5209B5.gif" xlink:type="simple" xlink:show="embed" xlink:actuate="onLoad">
            <text:p/>
          </draw:image>
        </draw:frame>
        <draw:frame draw:style-name="gr2" draw:text-style-name="P3" draw:layer="layout" svg:width="1.207cm" svg:height="1.207cm" svg:x="19.793cm" svg:y="13.293cm">
          <draw:image xlink:href="Pictures/100002000000001000000010D353C998.gif" xlink:type="simple" xlink:show="embed" xlink:actuate="onLoad">
            <text:p/>
          </draw:image>
        </draw:frame>
        <draw:frame draw:style-name="gr2" draw:text-style-name="P3" draw:layer="layout" svg:width="1.207cm" svg:height="1.207cm" svg:x="24.5cm" svg:y="13.293cm">
          <draw:image xlink:href="Pictures/100002000000001000000010F0E0105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ata-driven system, but events possible</text:p>
              </text:list-item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ame workflow in ADAMS</text:p>
              </text:list-item>
            </text:list>
          </draw:text-box>
        </draw:frame>
        <draw:frame draw:style-name="gr2" draw:text-style-name="P3" draw:layer="layout" svg:width="19.807cm" svg:height="14.085cm" svg:x="4cm" svg:y="6.415cm">
          <draw:image xlink:href="Pictures/1000020100000357000002601219E785.png" xlink:type="simple" xlink:show="embed" xlink:actuate="onLoad">
            <text:p/>
          </draw:image>
        </draw:frame>
        <draw:frame draw:style-name="gr2" draw:text-style-name="P3" draw:layer="layout" svg:width="11.103cm" svg:height="6.972cm" svg:x="16.397cm" svg:y="14.028cm">
          <draw:image xlink:href="Pictures/100002010000025200000175D86FF6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4" draw:text-style-name="P6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5" draw:text-style-name="P7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5" draw:text-style-name="P7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5" draw:text-style-name="P7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5" draw:text-style-name="P7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5" draw:text-style-name="P7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6" draw:text-style-name="P8" draw:layer="layout" svg:width="7cm" svg:height="1cm" svg:x="5cm" svg:y="6.5cm">
          <draw:text-box>
            <text:p>Output file to read</text:p>
          </draw:text-box>
        </draw:frame>
        <draw:frame draw:style-name="gr7" draw:text-style-name="P8" draw:layer="layout" svg:width="5.5cm" svg:height="0.962cm" svg:x="5cm" svg:y="8.1cm">
          <draw:text-box>
            <text:p>Read file</text:p>
          </draw:text-box>
        </draw:frame>
        <draw:frame draw:style-name="gr6" draw:text-style-name="P8" draw:layer="layout" svg:width="7.5cm" svg:height="1cm" svg:x="5cm" svg:y="10cm">
          <draw:text-box>
            <text:p>Set class attribute</text:p>
          </draw:text-box>
        </draw:frame>
        <draw:frame draw:style-name="gr7" draw:text-style-name="P8" draw:layer="layout" svg:width="6cm" svg:height="0.962cm" svg:x="5cm" svg:y="11.7cm">
          <draw:text-box>
            <text:p>Apply filter</text:p>
          </draw:text-box>
        </draw:frame>
        <draw:frame draw:style-name="gr7" draw:text-style-name="P8" draw:layer="layout" svg:width="6cm" svg:height="0.962cm" svg:x="5cm" svg:y="13.4cm">
          <draw:text-box>
            <text:p>Display data</text:p>
          </draw:text-box>
        </draw:frame>
        <draw:frame draw:style-name="gr3" draw:text-style-name="P6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8" draw:text-style-name="P9" draw:layer="layout" svg:x1="2cm" svg:y1="6.5cm" svg:x2="2cm" svg:y2="14cm">
          <text:p/>
        </draw:line>
        <draw:frame draw:style-name="gr9" draw:text-style-name="P10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6" draw:text-style-name="P8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4" draw:text-style-name="P6" draw:layer="layout" svg:x1="2.8cm" svg:y1="5cm" svg:x2="2.8cm" svg:y2="6.5cm">
          <text:p/>
        </draw:line>
        <draw:line draw:style-name="gr4" draw:text-style-name="P6" draw:layer="layout" svg:x1="5.4cm" svg:y1="8.4cm" svg:x2="5.4cm" svg:y2="15cm">
          <text:p/>
        </draw:line>
        <draw:line draw:style-name="gr4" draw:text-style-name="P6" draw:layer="layout" svg:x1="5.4cm" svg:y1="17.4cm" svg:x2="5.4cm" svg:y2="19.4cm">
          <text:p/>
        </draw:line>
        <draw:line draw:style-name="gr4" draw:text-style-name="P11" draw:layer="layout" svg:x1="3cm" svg:y1="6.4cm" svg:x2="4cm" svg:y2="6.4cm">
          <text:p/>
        </draw:line>
        <draw:line draw:style-name="gr4" draw:text-style-name="P11" draw:layer="layout" svg:x1="3cm" svg:y1="7.9cm" svg:x2="5.2cm" svg:y2="7.9cm">
          <text:p/>
        </draw:line>
        <draw:line draw:style-name="gr4" draw:text-style-name="P11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5" draw:text-style-name="P7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5" draw:text-style-name="P7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5" draw:text-style-name="P7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5" draw:text-style-name="P7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5" draw:text-style-name="P7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5" draw:text-style-name="P7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5" draw:text-style-name="P7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5" draw:text-style-name="P7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5" draw:text-style-name="P7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8" draw:text-style-name="P9" draw:layer="layout" svg:x1="4cm" svg:y1="9cm" svg:x2="4cm" svg:y2="15.5cm">
          <text:p/>
        </draw:line>
        <draw:line draw:style-name="gr8" draw:text-style-name="P9" draw:layer="layout" svg:x1="4cm" svg:y1="18cm" svg:x2="4cm" svg:y2="20.475cm">
          <text:p/>
        </draw:line>
        <draw:line draw:style-name="gr8" draw:text-style-name="P9" draw:layer="layout" svg:x1="1.5cm" svg:y1="4cm" svg:x2="1.5cm" svg:y2="7.5cm">
          <text:p/>
        </draw:line>
        <draw:line draw:style-name="gr8" draw:text-style-name="P9" draw:layer="layout" svg:x1="1.5cm" svg:y1="7.883cm" svg:x2="2.9cm" svg:y2="7.9cm">
          <text:p/>
        </draw:line>
        <draw:line draw:style-name="gr8" draw:text-style-name="P9" draw:layer="layout" svg:x1="1.5cm" svg:y1="17cm" svg:x2="2.875cm" svg:y2="17.002cm">
          <text:p/>
        </draw:line>
        <draw:frame draw:style-name="gr6" draw:text-style-name="P8" draw:layer="layout" svg:width="7.5cm" svg:height="1cm" svg:x="4cm" svg:y="4.2cm">
          <draw:text-box>
            <text:p>Generate data stream</text:p>
          </draw:text-box>
        </draw:frame>
        <draw:frame draw:style-name="gr7" draw:text-style-name="P8" draw:layer="layout" svg:width="9cm" svg:height="0.962cm" svg:x="4.5cm" svg:y="6cm">
          <draw:text-box>
            <text:p>Feed data into branches</text:p>
          </draw:text-box>
        </draw:frame>
        <draw:frame draw:style-name="gr6" draw:text-style-name="P8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10" draw:text-style-name="P8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7" draw:text-style-name="P8" draw:layer="layout" svg:width="8cm" svg:height="0.962cm" svg:x="6.5cm" svg:y="9cm">
          <draw:text-box>
            <text:p>Apply stream filter</text:p>
          </draw:text-box>
        </draw:frame>
        <draw:frame draw:style-name="gr7" draw:text-style-name="P8" draw:layer="layout" svg:width="7.5cm" svg:height="0.962cm" svg:x="6.5cm" svg:y="10.5cm">
          <draw:text-box>
            <text:p>Evaluate classifier</text:p>
          </draw:text-box>
        </draw:frame>
        <draw:frame draw:style-name="gr5" draw:text-style-name="P7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6" draw:text-style-name="P8" draw:layer="layout" svg:width="9.5cm" svg:height="1cm" svg:x="6.5cm" svg:y="12cm">
          <draw:text-box>
            <text:p>Filter measurement of interest</text:p>
          </draw:text-box>
        </draw:frame>
        <draw:frame draw:style-name="gr7" draw:text-style-name="P8" draw:layer="layout" svg:width="9cm" svg:height="0.962cm" svg:x="6.5cm" svg:y="13.5cm">
          <draw:text-box>
            <text:p>Generate data for plot</text:p>
          </draw:text-box>
        </draw:frame>
        <draw:frame draw:style-name="gr6" draw:text-style-name="P8" draw:layer="layout" svg:width="9cm" svg:height="1cm" svg:x="6.5cm" svg:y="18cm">
          <draw:text-box>
            <text:p>Apply different stream filter</text:p>
          </draw:text-box>
        </draw:frame>
        <draw:frame draw:style-name="gr7" draw:text-style-name="P8" draw:layer="layout" svg:width="7.5cm" svg:height="0.962cm" svg:x="6.5cm" svg:y="15cm">
          <draw:text-box>
            <text:p>Plot</text:p>
          </draw:text-box>
        </draw:frame>
        <draw:frame draw:style-name="gr11" draw:text-style-name="P12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4" draw:text-style-name="P6" draw:layer="layout" svg:x1="4.6cm" svg:y1="13.9cm" svg:x2="4.6cm" svg:y2="15.9cm">
          <text:p/>
        </draw:line>
        <draw:line draw:style-name="gr4" draw:text-style-name="P6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3" draw:text-style-name="P6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3" draw:text-style-name="P6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5" draw:text-style-name="P7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5" draw:text-style-name="P7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5" draw:text-style-name="P7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7" draw:text-style-name="P8" draw:layer="layout" svg:width="2cm" svg:height="0.962cm" svg:x="3cm" svg:y="7.4cm">
          <draw:text-box>
            <text:p>...</text:p>
          </draw:text-box>
        </draw:frame>
        <draw:frame draw:style-name="gr7" draw:text-style-name="P8" draw:layer="layout" svg:width="2cm" svg:height="0.962cm" svg:x="3cm" svg:y="12.5cm">
          <draw:text-box>
            <text:p>...</text:p>
          </draw:text-box>
        </draw:frame>
        <draw:frame draw:style-name="gr12" draw:text-style-name="P8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7" draw:text-style-name="P8" xml:id="id2" draw:id="id2" draw:layer="layout" svg:width="4.5cm" svg:height="0.962cm" svg:x="6cm" svg:y="6cm">
          <draw:text-box>
            <text:p>combined plot</text:p>
          </draw:text-box>
        </draw:frame>
        <draw:frame draw:style-name="gr6" draw:text-style-name="P8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7" draw:text-style-name="P8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6" draw:text-style-name="P8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7" draw:text-style-name="P8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8" draw:text-style-name="P9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8" draw:text-style-name="P9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8" draw:text-style-name="P9" draw:layer="layout" svg:x1="3.5cm" svg:y1="8.5cm" svg:x2="3.5cm" svg:y2="11.5cm">
          <text:p/>
        </draw:line>
        <draw:line draw:style-name="gr8" draw:text-style-name="P9" draw:layer="layout" svg:x1="3.5cm" svg:y1="13.475cm" svg:x2="3.5cm" svg:y2="16.475cm">
          <text:p/>
        </draw:line>
        <draw:frame draw:style-name="gr11" draw:text-style-name="P12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3" draw:text-style-name="P6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3" draw:text-style-name="P6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4" draw:text-style-name="P6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6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draw:style-name="gr15" draw:text-style-name="P6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draw:frame draw:style-name="gr13" draw:text-style-name="P13" draw:layer="layout" svg:width="12.261cm" svg:height="8.524cm" svg:x="1.5cm" svg:y="4.476cm" presentation:class="graphic" presentation:user-transformed="true">
          <draw:image xlink:href="Pictures/100000000000031A00000228477F4AEE.png" xlink:type="simple" xlink:show="embed" xlink:actuate="onLoad">
            <text:p/>
          </draw:image>
        </draw:frame>
        <draw:frame draw:style-name="gr3" draw:text-style-name="P6" draw:layer="layout" svg:width="12.226cm" svg:height="8.5cm" svg:x="14.274cm" svg:y="9.5cm">
          <draw:image xlink:href="Pictures/100000000000031A000002284CD910ED.png" xlink:type="simple" xlink:show="embed" xlink:actuate="onLoad">
            <text:p/>
          </draw:image>
        </draw:frame>
        <draw:frame draw:style-name="gr16" draw:text-style-name="P14" draw:layer="layout" svg:width="3.076cm" svg:height="0.962cm" svg:x="1.224cm" svg:y="13.038cm">
          <draw:text-box>
            <text:p><text:span text:style-name="T7">Stream 1</text:span></text:p>
          </draw:text-box>
        </draw:frame>
        <draw:frame draw:style-name="gr7" draw:text-style-name="P16" draw:layer="layout" svg:width="4.5cm" svg:height="0.962cm" svg:x="22.1cm" svg:y="8.438cm">
          <draw:text-box>
            <text:p text:style-name="P15">Stream 2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7" draw:text-style-name="P6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3" draw:text-style-name="P6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3" draw:text-style-name="P6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3" draw:text-style-name="P6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8" draw:text-style-name="P17" draw:layer="layout" svg:width="15.8cm" svg:height="1.356cm" svg:x="8.2cm" svg:y="9.7cm">
          <draw:text-box>
            <text:p><text:span text:style-name="T8"><text:a xlink:href="https://adams.cms.waikato.ac.nz/" xlink:type="simple">https://adams.cms.waikato.ac.nz/</text:a></text:span></text:p>
          </draw:text-box>
        </draw:frame>
        <draw:frame draw:style-name="gr7" draw:text-style-name="P18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8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37"/>
  </office:meta>
</office:document-meta>
</file>